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Khmer OS System" svg:font-family="'Khmer OS System'" style:font-pitch="variable"/>
    <style:font-face style:name="Khmer OS System1" svg:font-family="'Khmer OS System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MOAAAM+ZapfDingbatsITC" svg:font-family="MOAAAM+ZapfDingbatsITC" style:font-pitch="variable"/>
    <style:font-face style:name="MOAAAM+ZapfDingbatsITC1" svg:font-family="MOAAAM+ZapfDingbatsITC"/>
    <style:font-face style:name="MOAANG+Cisco-Bold" svg:font-family="MOAANG+Cisco-Bold" style:font-pitch="variable"/>
    <style:font-face style:name="MOAANG+Cisco-Bold1" svg:font-family="MOAANG+Cisco-Bold"/>
    <style:font-face style:name="MOAANH+CiscoSerif-Regular" svg:font-family="MOAANH+CiscoSerif-Regular" style:font-pitch="variable"/>
    <style:font-face style:name="MOAANH+CiscoSerif-Regular1" svg:font-family="MOAANH+CiscoSerif-Regular"/>
    <style:font-face style:name="MOAANI+Cisco-Regular" svg:font-family="MOAANI+Cisco-Regular"/>
    <style:font-face style:name="MOAANI+Cisco-Regular1" svg:font-family="MOAANI+Cisco-Regular" style:font-pitch="variable"/>
    <style:font-face style:name="MOABGB+CiscoSerif-Bold" svg:font-family="MOABGB+CiscoSerif-Bold" style:font-pitch="variable"/>
    <style:font-face style:name="MOABGB+CiscoSerif-Bold1" svg:font-family="MOABGB+CiscoSerif-Bold"/>
    <style:font-face style:name="MOACMC+CiscoSerif-Italic-Regular" svg:font-family="MOACMC+CiscoSerif-Italic-Regular" style:font-pitch="variable"/>
    <style:font-face style:name="MOACMC+CiscoSerif-Italic-Regular1" svg:font-family="MOACMC+CiscoSerif-Italic-Regular"/>
    <style:font-face style:name="MOBDOH+CiscoSerif-BoldItalic-Regular" svg:font-family="MOBDOH+CiscoSerif-BoldItalic-Regular" style:font-pitch="variable"/>
    <style:font-face style:name="MOBDOH+CiscoSerif-BoldItalic-Regular1" svg:font-family="MOBDOH+CiscoSerif-BoldItalic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1-title">
      <style:graphic-properties draw:auto-grow-height="true" fo:min-height="2.5cm"/>
      <style:paragraph-properties style:writing-mode="lr-tb"/>
    </style:style>
    <style:style style:name="pr2" style:family="presentation" style:parent-style-name="Beehive1-outline1">
      <style:graphic-properties fo:min-height="2.95cm"/>
      <style:paragraph-properties style:writing-mode="lr-tb"/>
    </style:style>
    <style:style style:name="pr3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style:paragraph-properties style:writing-mode="lr-tb"/>
      <style:text-properties style:font-name="Khmer OS System" fo:font-weight="bold" style:font-weight-asian="bold" style:font-weight-complex="bol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style:font-name="Khmer OS System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1" presentation:presentation-page-layout-name="AL1T1">
        <office:forms form:automatic-focus="false" form:apply-design-mode="false"/>
        <draw:frame presentation:style-name="pr1" draw:text-style-name="P1" draw:layer="layout" svg:width="25cm" svg:height="2.5cm" svg:x="1.5cm" svg:y="0.5cm" presentation:class="title" presentation:user-transformed="true">
          <draw:text-box>
            <text:p><text:span text:style-name="T1">Chapter 9 - Manufacturing</text:span></text:p>
          </draw:text-box>
        </draw:frame>
        <draw:frame presentation:style-name="pr2" draw:text-style-name="P2" draw:layer="layout" svg:width="25cm" svg:height="11.74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Khmer OS System" svg:font-family="'Khmer OS System'" style:font-pitch="variable"/>
    <style:font-face style:name="Khmer OS System1" svg:font-family="'Khmer OS System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MOAAAM+ZapfDingbatsITC" svg:font-family="MOAAAM+ZapfDingbatsITC" style:font-pitch="variable"/>
    <style:font-face style:name="MOAAAM+ZapfDingbatsITC1" svg:font-family="MOAAAM+ZapfDingbatsITC"/>
    <style:font-face style:name="MOAANG+Cisco-Bold" svg:font-family="MOAANG+Cisco-Bold" style:font-pitch="variable"/>
    <style:font-face style:name="MOAANG+Cisco-Bold1" svg:font-family="MOAANG+Cisco-Bold"/>
    <style:font-face style:name="MOAANH+CiscoSerif-Regular" svg:font-family="MOAANH+CiscoSerif-Regular" style:font-pitch="variable"/>
    <style:font-face style:name="MOAANH+CiscoSerif-Regular1" svg:font-family="MOAANH+CiscoSerif-Regular"/>
    <style:font-face style:name="MOAANI+Cisco-Regular" svg:font-family="MOAANI+Cisco-Regular"/>
    <style:font-face style:name="MOAANI+Cisco-Regular1" svg:font-family="MOAANI+Cisco-Regular" style:font-pitch="variable"/>
    <style:font-face style:name="MOABGB+CiscoSerif-Bold" svg:font-family="MOABGB+CiscoSerif-Bold" style:font-pitch="variable"/>
    <style:font-face style:name="MOABGB+CiscoSerif-Bold1" svg:font-family="MOABGB+CiscoSerif-Bold"/>
    <style:font-face style:name="MOACMC+CiscoSerif-Italic-Regular" svg:font-family="MOACMC+CiscoSerif-Italic-Regular" style:font-pitch="variable"/>
    <style:font-face style:name="MOACMC+CiscoSerif-Italic-Regular1" svg:font-family="MOACMC+CiscoSerif-Italic-Regular"/>
    <style:font-face style:name="MOBDOH+CiscoSerif-BoldItalic-Regular" svg:font-family="MOBDOH+CiscoSerif-BoldItalic-Regular" style:font-pitch="variable"/>
    <style:font-face style:name="MOBDOH+CiscoSerif-BoldItalic-Regular1" svg:font-family="MOBDOH+CiscoSerif-BoldItalic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ffbf00" draw:marker-start-width="0.28cm" draw:marker-start-center="false" draw:marker-end-width="0.28cm" draw:marker-end-center="false" draw:fill="solid" draw:fill-color="#fff5ce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9.134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fo:color="#fc5c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line-height="100%" fo:text-align="start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Khmer OS System" fo:font-family="'Khmer OS System'" style:font-pitch="variable" fo:font-size="1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17pt" style:language-asian="zh" style:country-asian="CN" style:font-style-asian="normal" style:font-weight-asian="normal" style:font-name-complex="DejaVu Sans1" style:font-family-complex="'DejaVu Sans'" style:font-family-generic-complex="system" style:font-pitch-complex="variable" style:font-size-complex="17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0cm" fo:min-width="0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0cm" fo:min-width="0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0cm" fo:min-width="0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0cm" fo:min-width="0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4T22:10:15.398119708</meta:creation-date>
    <meta:editing-duration>P1DT18H35M18S</meta:editing-duration>
    <meta:editing-cycles>29</meta:editing-cycles>
    <meta:generator>LibreOffice/7.2.6.2$Linux_X86_64 LibreOffice_project/20$Build-2</meta:generator>
    <dc:title>Beehive</dc:title>
    <dc:date>2022-04-11T15:45:11.545001335</dc:date>
    <meta:document-statistic meta:object-count="140"/>
  </office:meta>
</office:document-meta>
</file>